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height:</text:p>
          </table:table-cell>
          <table:table-cell office:value-type="string">
            <text:p>duplicates:</text:p>
          </table:table-cell>
          <table:table-cell>
            <draw:frame table:end-cell-address="Sheet1.K22" table:end-x="0.2417in" table:end-y="0.0933in" draw:z-index="0" draw:style-name="gr1" draw:text-style-name="P1" svg:width="6.2921in" svg:height="3.5425in" svg:x="0.1728in" svg:y="0.1102in">
              <draw:object draw:notify-on-update-of-ranges="Sheet1.B1:Sheet1.B1 Sheet1.B2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verage</text:p>
          </table:table-cell>
          <table:table-cell table:formula="of:=AVERAGE([.B2];[.B3];[.B4];[.B5];[.B6];[.B7];[.B8];[.B9];[.B10];[.B11])" office:value-type="float" office:value="48.4">
            <text:p>48.4</text:p>
          </table:table-cell>
          <table:table-cell table:number-columns-repeated="7"/>
        </table:table-row>
        <table:table-row table:style-name="ro1">
          <table:table-cell office:value-type="string">
            <text:p>Max</text:p>
          </table:table-cell>
          <table:table-cell table:formula="of:=MAX([.B2];[.B3];[.B4];[.B5];[.B6];[.B7];[.B8];[.B9];[.B10];[.B11])"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 table:formula="of:=MIN([.B2];[.B3];[.B4];[.B5];[.B6];[.B7];[.B8];[.B9];[.B10];[.B11])"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string">
            <text:p>Median</text:p>
          </table:table-cell>
          <table:table-cell table:formula="of:=MEDIAN([.B2];[.B3];[.B4];[.B5];[.B6];[.B7];[.B8];[.B9];[.B10];[.B11])" office:value-type="float" office:value="48.5">
            <text:p>48.5</text:p>
          </table:table-cell>
          <table:table-cell table:number-columns-repeated="7"/>
        </table:table-row>
        <table:table-row table:style-name="ro1">
          <table:table-cell office:value-type="string">
            <text:p>Standard Deviation</text:p>
          </table:table-cell>
          <table:table-cell table:formula="of:=STDEV([.B2];[.B3];[.B4];[.B5];[.B6];[.B7];[.B8];[.B9];[.B10];[.B11])" office:value-type="float" office:value="1.71269767715535">
            <text:p>1.7126976772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table:number-columns-spanned="9" table:number-rows-spanned="4">
            <text:p>1. O(log(n)) because as the tree gets bigger it expands at a lower rate-because there are more branches to spread).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string">
            <text:p>2. Not much variance. Surprising but makes sense because the tree gets so big that random values get spread pretty evenly.</text:p>
          </table:table-cell>
          <table:table-cell table:number-columns-repeated="8"/>
        </table:table-row>
        <table:table-row table:style-name="ro1">
          <table:table-cell office:value-type="string">
            <text:p>3. No duplicates, not very surprising seeing as how the possibility for a random number between -allot and allot happening twice is so rare.</text:p>
          </table:table-cell>
          <table:table-cell table:number-columns-repeated="8"/>
        </table:table-row>
        <table:table-row table:style-name="ro1">
          <table:table-cell office:value-type="string">
            <text:p>4. 1.7ish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2:Sheet1.B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6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5:07:15.60</meta:creation-date>
    <dc:date>2013-04-23T16:45:31.58</dc:date>
    <meta:editing-duration>PT49M50S</meta:editing-duration>
    <meta:editing-cycles>6</meta:editing-cycles>
    <meta:generator>OpenOffice.org/3.4.1$Win32 OpenOffice.org_project/341m1$Build-9593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8.999cm" xlink:href=".." xlink:type="simple" chart:class="chart:bar" chart:style-name="ch1">
        <chart:title svg:x="5.103cm" svg:y="0.315cm" chart:style-name="ch2">
          <text:p>Binary Search Tree Heights</text:p>
        </chart:title>
        <chart:subtitle svg:x="4.873cm" svg:y="1.3cm" chart:style-name="ch3">
          <text:p>(made from lots of random numbers)</text:p>
        </chart:subtitle>
        <chart:legend chart:legend-position="end" svg:x="14.191cm" svg:y="4.197cm" style:legend-expansion="high" chart:style-name="ch4"/>
        <chart:plot-area chart:style-name="ch5" table:cell-range-address="Sheet1.B1:Sheet1.B11" chart:data-source-has-labels="row" svg:x="1.32cm" svg:y="2.335cm" svg:width="12.233cm" svg:height="5.514cm">
          <chartooo:coordinate-region svg:x="1.952cm" svg:y="2.335cm" svg:width="11.409cm" svg:height="4.861cm"/>
          <chart:axis chart:dimension="x" chart:name="primary-x" chart:style-name="ch6">
            <chart:title svg:x="0.451cm" svg:y="5.964cm" chart:style-name="ch7">
              <text:p>File number</text:p>
            </chart:title>
          </chart:axis>
          <chart:axis chart:dimension="y" chart:name="primary-y" chart:style-name="ch8">
            <chart:title svg:x="6.585cm" svg:y="8.028cm" chart:style-name="ch9">
              <text:p>Tree Height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: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